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043641" officeooo:paragraph-rsid="00043641"/>
    </style:style>
    <style:style style:name="P2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style:font-name="Arial" fo:font-size="13pt" style:text-underline-style="none" officeooo:rsid="00066d72" officeooo:paragraph-rsid="000b5222" style:font-size-asian="13pt" style:font-size-complex="13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3pt" style:text-underline-style="none" officeooo:rsid="00059ae4" officeooo:paragraph-rsid="00059ae4" style:font-size-asian="13pt" style:font-size-complex="13pt"/>
    </style:style>
    <style:style style:name="P4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43641" officeooo:paragraph-rsid="00043641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59ae4" officeooo:paragraph-rsid="00059ae4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59ae4" officeooo:paragraph-rsid="00060632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59ae4" officeooo:paragraph-rsid="00059ae4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60632" officeooo:paragraph-rsid="00060632" style:font-size-asian="12pt" style:font-size-complex="12pt"/>
    </style:style>
    <style:style style:name="P9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60632" officeooo:paragraph-rsid="00060632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70dbe" officeooo:paragraph-rsid="00070dbe" style:font-size-asian="12pt" style:font-size-complex="12pt"/>
    </style:style>
    <style:style style:name="P11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/>
      <style:text-properties style:font-name="Arial" fo:font-size="12pt" style:text-underline-style="none" officeooo:rsid="00070dbe" officeooo:paragraph-rsid="00070dbe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0b5222" style:font-size-asian="12pt" style:font-size-complex="12pt"/>
    </style:style>
    <style:style style:name="P13" style:family="paragraph" style:parent-style-name="Text_20_body">
      <style:paragraph-properties fo:margin-top="0.503cm" fo:margin-bottom="0.503cm" loext:contextual-spacing="false" fo:line-height="100%" fo:text-align="start" style:justify-single-word="false"/>
      <style:text-properties style:font-name="Arial" fo:font-size="12pt" style:text-underline-style="none" officeooo:rsid="00043641" officeooo:paragraph-rsid="00043641" style:font-size-asian="12pt" style:font-size-complex="12pt"/>
    </style:style>
    <style:style style:name="P14" style:family="paragraph" style:parent-style-name="Text_20_body">
      <style:paragraph-properties fo:margin-top="0.503cm" fo:margin-bottom="0.503cm" loext:contextual-spacing="false" fo:line-height="100%" fo:text-align="start" style:justify-single-word="false"/>
      <style:text-properties style:font-name="Arial" fo:font-size="12pt" style:text-underline-style="none" officeooo:rsid="00059ae4" officeooo:paragraph-rsid="00060632" style:font-size-asian="12pt" style:font-size-complex="12pt"/>
    </style:style>
    <style:style style:name="P15" style:family="paragraph" style:parent-style-name="Text_20_body">
      <style:paragraph-properties fo:margin-top="0.503cm" fo:margin-bottom="0.503cm" loext:contextual-spacing="false" fo:line-height="100%" fo:text-align="start" style:justify-single-word="false"/>
      <style:text-properties style:font-name="Arial" fo:font-size="12pt" style:text-underline-style="none" officeooo:rsid="00059ae4" officeooo:paragraph-rsid="00059ae4" style:font-size-asian="12pt" style:font-size-complex="12pt"/>
    </style:style>
    <style:style style:name="P16" style:family="paragraph" style:parent-style-name="Text_20_body">
      <style:paragraph-properties fo:margin-top="0.503cm" fo:margin-bottom="0.503cm" loext:contextual-spacing="false" fo:line-height="100%" fo:text-align="start" style:justify-single-word="false"/>
      <style:text-properties style:font-name="Arial" fo:font-size="12pt" style:text-underline-style="none" officeooo:rsid="00060632" officeooo:paragraph-rsid="00060632" style:font-size-asian="12pt" style:font-size-complex="12pt"/>
    </style:style>
    <style:style style:name="P17" style:family="paragraph" style:parent-style-name="Text_20_body">
      <style:paragraph-properties fo:margin-top="0.603cm" fo:margin-bottom="0.603cm" loext:contextual-spacing="false" fo:line-height="100%" fo:text-align="start" style:justify-single-word="false"/>
      <style:text-properties style:font-name="Arial" fo:font-size="12pt" style:text-underline-style="none" officeooo:rsid="00066d72" officeooo:paragraph-rsid="00066d72" style:font-size-asian="12pt" style:font-size-complex="12pt"/>
    </style:style>
    <style:style style:name="P18" style:family="paragraph" style:parent-style-name="Heading_20_2">
      <style:paragraph-properties fo:margin-top="0cm" fo:margin-bottom="0cm" loext:contextual-spacing="false" fo:line-height="100%" fo:text-align="start" style:justify-single-word="false"/>
      <style:text-properties style:font-name="Arial" fo:font-size="11pt" style:text-underline-style="none" fo:font-weight="normal" officeooo:rsid="00043641" officeooo:paragraph-rsid="00043641" style:font-size-asian="11pt" style:font-weight-asian="normal" style:font-size-complex="11pt" style:font-weight-complex="normal"/>
    </style:style>
    <style:style style:name="P19" style:family="paragraph" style:parent-style-name="Heading_20_1">
      <style:paragraph-properties fo:margin-top="0.503cm" fo:margin-bottom="0.503cm" loext:contextual-spacing="false" fo:line-height="100%" fo:text-align="center" style:justify-single-word="false"/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43641" style:font-size-asian="11pt" style:font-weight-asian="normal" style:font-size-complex="11pt" style:font-weight-complex="normal"/>
    </style:style>
    <style:style style:name="T3" style:family="text">
      <style:text-properties officeooo:rsid="00059ae4"/>
    </style:style>
    <style:style style:name="T4" style:family="text">
      <style:text-properties officeooo:rsid="00060632"/>
    </style:style>
    <style:style style:name="T5" style:family="text">
      <style:text-properties officeooo:rsid="00070dbe"/>
    </style:style>
    <style:style style:name="T6" style:family="text">
      <style:text-properties officeooo:rsid="00090308"/>
    </style:style>
    <style:style style:name="T7" style:family="text">
      <style:text-properties officeooo:rsid="000b5222"/>
    </style:style>
    <style:style style:name="T8" style:family="text">
      <style:text-properties style:font-name="Arial" fo:font-size="13pt" style:text-underline-style="none" officeooo:rsid="000b5222" style:font-size-asian="13pt" style:font-size-complex="13pt"/>
    </style:style>
    <style:style style:name="T9" style:family="text">
      <style:text-properties style:font-name="Arial" style:text-underline-style="none" officeooo:rsid="000b5222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0b5222" style:font-size-asian="15pt" style:font-size-complex="15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40pt" officeooo:rsid="000b5222" style:font-size-asian="40pt" style:font-size-complex="40pt"/>
    </style:style>
    <style:style style:name="T14" style:family="text">
      <style:text-properties style:font-name="Arial" fo:font-size="15pt" style:font-size-asian="15pt" style:font-size-complex="15pt"/>
    </style:style>
    <style:style style:name="T15" style:family="text">
      <style:text-properties style:font-name="Arial" fo:font-size="15pt" officeooo:rsid="000b5222" style:font-size-asian="15pt" style:font-size-complex="15pt"/>
    </style:style>
    <style:style style:name="T16" style:family="text">
      <style:text-properties style:text-underline-style="none" officeooo:rsid="000b5222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0b5222" style:font-size-asian="16pt" style:font-size-complex="1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b5222" style:font-size-asian="12pt" style:font-size-complex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Informatik 1 2 Grundkurs<text:tab/><text:tab/><text:tab/><text:tab/><text:tab/><text:tab/><text:tab/><text:tab/><text:tab/>Jan Aulich</text:h>
      <text:p text:style-name="P1"><text:span text:style-name="T2">G</text:span><text:span text:style-name="T1">rüner Campus Malchow<text:tab/><text:tab/><text:tab/><text:tab/><text:tab/><text:tab/><text:tab/><text:tab/><text:tab/>09.03.2017</text:span></text:p>
      <text:h text:style-name="P19" text:outline-level="1"><text:bookmark text:name="title"/><text:bookmark text:name="productTitle"/>SunFounder 37 Modules Sensor Kit V2.0</text:h>
      <text:p text:style-name="P13">Lampen/LED:</text:p>
      <text:list xml:id="list7706865696636499876" text:style-name="L1">
        <text:list-item>
          <text:p text:style-name="P4">No. 1 Dual Color LED(rot/grün)</text:p>
        </text:list-item>
        <text:list-item>
          <text:p text:style-name="P4">No. 2 RGB LED(rot/grün/blau)</text:p>
        </text:list-item>
        <text:list-item>
          <text:p text:style-name="P4">No. 3 7- Color Auto Flash LED(7 Farben können blinken)</text:p>
        </text:list-item>
        <text:list-item>
          <text:p text:style-name="P5">No. 5 Laser Emitter(variiert je nach elektromagnetischer Strahlung)</text:p>
        </text:list-item>
      </text:list>
      <text:p text:style-name="P14">Hardware:</text:p>
      <text:list xml:id="list4267098076497560457" text:style-name="L2">
        <text:list-item>
          <text:p text:style-name="P6">No. 6 Button(Knopf)</text:p>
        </text:list-item>
      </text:list>
      <text:p text:style-name="P15"><text:span text:style-name="T5">Sensoren</text:span>:</text:p>
      <text:list xml:id="list4982422485003003295" text:style-name="L3">
        <text:list-item>
          <text:p text:style-name="P7">No. 7 Tilt-Switch Module(Neigungssensor <text:span text:style-name="T4">für kleinere Winkel</text:span>)</text:p>
        </text:list-item>
        <text:list-item>
          <text:p text:style-name="P8">No. 8 Mercury Switch(<text:span text:style-name="T3">Neigungssensor </text:span>für größere Winkel)</text:p>
        </text:list-item>
        <text:list-item>
          <text:p text:style-name="P10">No. 18 Temperature Sensor(Temperatursensor)</text:p>
        </text:list-item>
      </text:list>
      <text:p text:style-name="P16">Empfänger/<text:span text:style-name="T5">Sender</text:span>:</text:p>
      <text:list xml:id="list6208963863947460743" text:style-name="L4">
        <text:list-item>
          <text:p text:style-name="P9">No. 9 IR Receiver Module(empfängt Infrarotsignale) → für Fernbedienung</text:p>
        </text:list-item>
        <text:list-item>
          <text:p text:style-name="P11">No. 23 IR Remote Control<text:span text:style-name="T6">(Fernbedienung)</text:span></text:p>
        </text:list-item>
        <text:list-item>
          <text:p text:style-name="P12"><text:span text:style-name="T16">No. 29 </text:span>IR Obstacle Avoidance Module</text:p>
        </text:list-item>
      </text:list>
      <text:p text:style-name="P17">Verwaltu<text:span text:style-name="T7">n</text:span>g der Signale:</text:p>
      <text:list xml:id="list4612586660046992283" text:style-name="L5">
        <text:list-item>
          <text:p text:style-name="P2"><text:span text:style-name="T19">No. 13 PCF8591(Konvertierung von analogen zu </text:span><text:span text:style-name="T20">d</text:span><text:span text:style-name="T19">igitalen Signalen.</text:span><text:span text:style-name="T20">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9:11:24.546577662</meta:creation-date>
    <dc:date>2017-03-16T08:34:18.891141110</dc:date>
    <meta:editing-duration>PT12M5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11" meta:character-count="766" meta:non-whitespace-character-count="671"/>
  </office:meta>
</office:document-meta>
</file>